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position="super 58%" style:font-name="Liberation Serif" fo:font-size="12pt" fo:font-style="italic" officeooo:rsid="001e490a" officeooo:paragraph-rsid="001e490a" fo:background-color="#fff200" style:font-size-asian="12pt" style:font-style-asian="italic" style:font-name-complex="Calibri" style:font-size-complex="12pt" style:font-style-complex="italic"/>
    </style:style>
    <style:style style:name="P2"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fff200" style:font-size-asian="12pt" style:font-style-asian="italic" style:font-name-complex="Calibri" style:font-size-complex="12pt" style:font-style-complex="italic"/>
    </style:style>
    <style:style style:name="P3"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4"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5"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6"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7"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9"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10"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11" style:family="paragraph" style:parent-style-name="Default">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12" style:family="paragraph" style:parent-style-name="Standard">
      <style:text-properties fo:color="#000000" style:font-name="Liberation Serif" fo:font-size="12pt" officeooo:paragraph-rsid="001d853c" style:font-size-asian="12pt" style:font-name-complex="Calibri" style:font-size-complex="12pt"/>
    </style:style>
    <style:style style:name="P13"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rsid="003b9466" officeooo:paragraph-rsid="00a0b3a9" fo:background-color="transparen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fo:font-weight="bold" officeooo:rsid="003b9466" officeooo:paragraph-rsid="0099e1af" fo:background-color="transparent" style:font-size-asian="12pt" style:font-weight-asian="bold" style:font-name-complex="Calibri"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bold" officeooo:rsid="003b9466" officeooo:paragraph-rsid="00a1040e" fo:background-color="transparent" style:font-size-asian="12pt" style:font-weight-asian="bold" style:font-name-complex="Calibri" style:font-size-complex="12pt" style:font-weight-complex="bold"/>
    </style:style>
    <style:style style:name="P21"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22"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3d49ab" officeooo:paragraph-rsid="00b168ae"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17aee6" officeooo:paragraph-rsid="00993004"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17aee6" officeooo:paragraph-rsid="009dd2b9"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17aee6" officeooo:paragraph-rsid="004d1619"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36"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37"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fo:font-weight="normal" officeooo:rsid="00993004" officeooo:paragraph-rsid="00993004" fo:background-color="transparent" style:font-size-asian="12pt" style:font-weight-asian="normal" style:font-name-complex="Calibri" style:font-size-complex="12pt" style:font-weight-complex="normal"/>
    </style:style>
    <style:style style:name="P39" style:family="paragraph" style:parent-style-name="Standard">
      <style:paragraph-properties fo:text-align="start" style:justify-single-word="false"/>
      <style:text-properties fo:color="#000000" style:font-name="Liberation Serif" fo:font-size="12pt" fo:font-weight="normal" officeooo:rsid="009ab90e" officeooo:paragraph-rsid="009ab90e" fo:background-color="transparent" style:font-size-asian="12pt" style:font-weight-asian="normal" style:font-name-complex="Calibri" style:font-size-complex="12pt" style:font-weight-complex="normal"/>
    </style:style>
    <style:style style:name="P40" style:family="paragraph" style:parent-style-name="Standard">
      <style:paragraph-properties fo:text-align="start" style:justify-single-word="false"/>
      <style:text-properties fo:color="#000000" style:font-name="Liberation Serif" fo:font-size="12pt" fo:font-weight="normal" officeooo:rsid="009d4987" officeooo:paragraph-rsid="009d4987" fo:background-color="transparent" style:font-size-asian="12pt" style:font-weight-asian="normal" style:font-name-complex="Calibri" style:font-size-complex="12pt" style:font-weight-complex="normal"/>
    </style:style>
    <style:style style:name="P41" style:family="paragraph" style:parent-style-name="Standard">
      <style:paragraph-properties fo:text-align="start" style:justify-single-word="false"/>
      <style:text-properties fo:color="#000000" style:font-name="Liberation Serif" fo:font-size="12pt" fo:font-weight="normal" officeooo:rsid="009fb418" officeooo:paragraph-rsid="009fb418" fo:background-color="transparent" style:font-size-asian="12pt" style:font-weight-asian="normal" style:font-name-complex="Calibri" style:font-size-complex="12pt" style:font-weight-complex="normal"/>
    </style:style>
    <style:style style:name="P42" style:family="paragraph" style:parent-style-name="Standard">
      <style:paragraph-properties fo:text-align="start" style:justify-single-word="false"/>
      <style:text-properties fo:color="#000000" style:font-name="Liberation Serif" fo:font-size="12pt" fo:font-weight="normal" officeooo:rsid="00a1040e" officeooo:paragraph-rsid="00a1040e" fo:background-color="transparent" style:font-size-asian="12pt" style:font-weight-asian="normal" style:font-name-complex="Calibri" style:font-size-complex="12pt" style:font-weight-complex="normal"/>
    </style:style>
    <style:style style:name="P43" style:family="paragraph" style:parent-style-name="Standard">
      <style:paragraph-properties fo:text-align="start" style:justify-single-word="false"/>
      <style:text-properties fo:color="#000000" style:font-name="Liberation Serif" fo:font-size="12pt" fo:font-weight="normal" officeooo:rsid="00a1040e" officeooo:paragraph-rsid="00a20a7a" fo:background-color="transparent" style:font-size-asian="12pt" style:font-weight-asian="normal" style:font-name-complex="Calibri" style:font-size-complex="12pt" style:font-weight-complex="normal"/>
    </style:style>
    <style:style style:name="P44" style:family="paragraph" style:parent-style-name="Standard">
      <style:paragraph-properties fo:text-align="start" style:justify-single-word="false"/>
      <style:text-properties fo:color="#000000" style:font-name="Liberation Serif" fo:font-size="12pt" fo:font-weight="normal" officeooo:rsid="00a20a7a" officeooo:paragraph-rsid="00a2aad0" fo:background-color="transparent" style:font-size-asian="12pt" style:font-weight-asian="normal" style:font-name-complex="Calibri"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fo:font-weight="normal" officeooo:rsid="00a20a7a" officeooo:paragraph-rsid="00c75a4e" fo:background-color="transparent" style:font-size-asian="12pt" style:font-weight-asian="normal" style:font-name-complex="Calibri"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47" style:family="paragraph" style:parent-style-name="Standard">
      <style:paragraph-properties fo:text-align="start" style:justify-single-word="false"/>
      <style:text-properties fo:color="#000000" style:font-name="Liberation Serif" fo:font-size="12pt" fo:font-weight="normal" officeooo:rsid="00a51c2b" officeooo:paragraph-rsid="00cebee5" fo:background-color="transparent" style:font-size-asian="12pt" style:font-weight-asian="normal" style:font-name-complex="Calibri" style:font-size-complex="12pt" style:font-weight-complex="normal"/>
    </style:style>
    <style:style style:name="P48" style:family="paragraph" style:parent-style-name="Standard">
      <style:paragraph-properties fo:text-align="start" style:justify-single-word="false"/>
      <style:text-properties fo:color="#000000" style:font-name="Liberation Serif" fo:font-size="12pt" fo:font-weight="normal" officeooo:rsid="00abfa70" officeooo:paragraph-rsid="00abfa70" fo:background-color="transparent" style:font-size-asian="12pt" style:font-weight-asian="normal" style:font-name-complex="Calibri"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84d9c3" officeooo:paragraph-rsid="00b693b8"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69c069" officeooo:paragraph-rsid="00b693b8" fo:background-color="transparent" style:font-size-asian="12pt" style:font-weight-asian="normal" style:font-name-complex="Calibri"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normal" officeooo:rsid="00bcb4f9" officeooo:paragraph-rsid="00bcb4f9" fo:background-color="transparent" style:font-size-asian="12pt" style:font-weight-asian="normal" style:font-name-complex="Calibri" style:font-size-complex="12pt" style:font-weight-complex="normal"/>
    </style:style>
    <style:style style:name="P52"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53"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a1040e" fo:background-color="transparent" style:font-size-asian="12pt" style:font-weight-asian="bold" style:font-name-complex="Calibri" style:font-size-complex="12pt" style:font-weight-complex="bold"/>
    </style:style>
    <style:style style:name="P54"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55"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6"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59"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fo:font-style="normal" fo:font-weight="normal" officeooo:rsid="0017aee6" officeooo:paragraph-rsid="00a0b3a9" fo:background-color="transparent" style:font-size-asian="12pt" style:font-style-asian="normal" style:font-weight-asian="normal" style:font-name-complex="Calibri" style:font-size-complex="12pt" style:font-style-complex="normal" style:font-weight-complex="normal"/>
    </style:style>
    <style:style style:name="P61" style:family="paragraph" style:parent-style-name="Standard">
      <style:paragraph-properties fo:text-align="start" style:justify-single-word="false"/>
      <style:text-properties fo:color="#000000" style:font-name="Liberation Serif" fo:font-size="12pt" fo:font-style="normal" fo:font-weight="normal" officeooo:rsid="0017aee6" officeooo:paragraph-rsid="00af1f78" fo:background-color="transparent" style:font-size-asian="12pt" style:font-style-asian="normal" style:font-weight-asian="normal" style:font-name-complex="Calibri" style:font-size-complex="12pt" style:font-style-complex="normal" style:font-weight-complex="normal"/>
    </style:style>
    <style:style style:name="P62" style:family="paragraph" style:parent-style-name="Standard">
      <style:paragraph-properties fo:text-align="start" style:justify-single-word="false"/>
      <style:text-properties fo:color="#000000" style:font-name="Liberation Serif" fo:font-size="12pt" fo:font-weight="normal" officeooo:rsid="0017aee6" officeooo:paragraph-rsid="00a20a7a" fo:background-color="transparent" style:font-size-asian="12pt" style:font-weight-asian="normal" style:font-name-complex="Calibri" style:font-size-complex="12pt" style:font-weight-complex="normal"/>
    </style:style>
    <style:style style:name="P63" style:family="paragraph" style:parent-style-name="Standard">
      <style:paragraph-properties fo:text-align="start" style:justify-single-word="false"/>
      <style:text-properties fo:color="#000000" style:font-name="Liberation Serif" fo:font-size="12pt" fo:font-weight="normal" officeooo:rsid="00ace8cb" officeooo:paragraph-rsid="009fb418" fo:background-color="transparent" style:font-size-asian="12pt" style:font-weight-asian="normal" style:font-name-complex="Calibri" style:font-size-complex="12pt" style:font-weight-complex="normal"/>
    </style:style>
    <style:style style:name="P64"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65" style:family="paragraph" style:parent-style-name="Standard">
      <style:paragraph-properties fo:text-align="start" style:justify-single-word="false"/>
      <style:text-properties fo:color="#000000" style:font-name="Liberation Serif" fo:font-size="12pt" fo:font-weight="normal" officeooo:rsid="00d2f867" officeooo:paragraph-rsid="00d2f867" fo:background-color="transparent" style:font-size-asian="12pt" style:font-weight-asian="normal" style:font-name-complex="Calibri" style:font-size-complex="12pt" style:font-weight-complex="normal"/>
    </style:style>
    <style:style style:name="P66" style:family="paragraph" style:parent-style-name="Standard">
      <style:paragraph-properties fo:text-align="start" style:justify-single-word="false"/>
      <style:text-properties fo:color="#000000" style:font-name="Liberation Serif" fo:font-size="12pt" fo:font-weight="normal" officeooo:rsid="00d4dc70" officeooo:paragraph-rsid="00d4dc70" fo:background-color="transparent" style:font-size-asian="12pt" style:font-weight-asian="normal" style:font-name-complex="Calibri" style:font-size-complex="12pt" style:font-weight-complex="normal"/>
    </style:style>
    <style:style style:name="P67"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68" style:family="paragraph" style:parent-style-name="Standard">
      <style:text-properties fo:color="#000000" style:font-name="Liberation Serif" fo:font-size="12pt" officeooo:paragraph-rsid="001d853c" style:font-size-asian="12pt" style:font-name-complex="Calibri" style:font-size-complex="12pt"/>
    </style:style>
    <style:style style:name="P69" style:family="paragraph" style:parent-style-name="Standard">
      <style:paragraph-properties fo:text-align="start" style:justify-single-word="false"/>
      <style:text-properties fo:color="#000000" style:text-position="super 58%" style:font-name="Liberation Serif" fo:font-size="12pt" fo:font-style="italic" officeooo:rsid="001e490a" officeooo:paragraph-rsid="001e490a" fo:background-color="#fff200" style:font-size-asian="12pt" style:font-style-asian="italic" style:font-name-complex="Calibri" style:font-size-complex="12pt" style:font-style-complex="italic"/>
    </style:style>
    <style:style style:name="P70"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fff200" style:font-size-asian="12pt" style:font-style-asian="italic" style:font-name-complex="Calibri" style:font-size-complex="12pt" style:font-style-complex="italic"/>
    </style:style>
    <style:style style:name="P71"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72" style:family="paragraph" style:parent-style-name="Standard">
      <style:paragraph-properties fo:text-align="start" style:justify-single-word="false"/>
      <style:text-properties fo:color="#000000" style:font-name="Liberation Serif1" fo:font-size="12pt" fo:font-style="italic" fo:font-weight="normal" officeooo:rsid="00767763" officeooo:paragraph-rsid="00b693b8" fo:background-color="transparent" style:font-size-asian="12pt" style:font-style-asian="italic" style:font-weight-asian="normal" style:font-name-complex="Calibri" style:font-size-complex="12pt" style:font-style-complex="italic" style:font-weight-complex="normal"/>
    </style:style>
    <style:style style:name="P73" style:family="paragraph" style:parent-style-name="Standard">
      <style:paragraph-properties fo:text-align="start" style:justify-single-word="false"/>
      <style:text-properties fo:color="#000000" style:font-name="Liberation Serif1" fo:font-size="12pt" fo:font-style="normal" fo:font-weight="normal" officeooo:rsid="00b693b8" officeooo:paragraph-rsid="00b693b8" fo:background-color="transparent" style:font-size-asian="12pt" style:font-style-asian="normal" style:font-weight-asian="normal" style:font-name-complex="Calibri"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style:font-name="Liberation Serif" fo:font-size="12pt" fo:font-weight="normal" officeooo:rsid="00d4dc70" officeooo:paragraph-rsid="00d4dc70" fo:background-color="transparent" style:font-size-asian="12pt" style:font-weight-asian="normal" style:font-name-complex="Calibri" style:font-size-complex="12pt" style:font-weight-complex="normal"/>
    </style:style>
    <style:style style:name="P75"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7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77" style:family="paragraph" style:parent-style-name="Default">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T1" style:family="text">
      <style:text-properties fo:font-weight="bold" officeooo:rsid="001f74cd" fo:background-color="transparent" loext:char-shading-value="0" style:font-weight-asian="bold" style:font-weight-complex="bold"/>
    </style:style>
    <style:style style:name="T2" style:family="text">
      <style:text-properties officeooo:rsid="001a7883"/>
    </style:style>
    <style:style style:name="T3" style:family="text">
      <style:text-properties fo:background-color="transparent" loext:char-shading-value="0"/>
    </style:style>
    <style:style style:name="T4" style:family="text">
      <style:text-properties officeooo:rsid="001e490a" fo:background-color="transparent" loext:char-shading-value="0"/>
    </style:style>
    <style:style style:name="T5" style:family="text">
      <style:text-properties officeooo:rsid="00201405" fo:background-color="transparent" loext:char-shading-value="0"/>
    </style:style>
    <style:style style:name="T6" style:family="text">
      <style:text-properties officeooo:rsid="001f74cd"/>
    </style:style>
    <style:style style:name="T7" style:family="text">
      <style:text-properties officeooo:rsid="001f74cd" fo:background-color="transparent" loext:char-shading-value="0"/>
    </style:style>
    <style:style style:name="T8" style:family="text">
      <style:text-properties officeooo:rsid="0028770d" fo:background-color="transparent" loext:char-shading-value="0"/>
    </style:style>
    <style:style style:name="T9" style:family="text">
      <style:text-properties officeooo:rsid="00201405"/>
    </style:style>
    <style:style style:name="T10" style:family="text">
      <style:text-properties officeooo:rsid="002f399e" fo:background-color="#fff200" loext:char-shading-value="0"/>
    </style:style>
    <style:style style:name="T11" style:family="text">
      <style:text-properties officeooo:rsid="002f399e"/>
    </style:style>
    <style:style style:name="T12" style:family="text">
      <style:text-properties officeooo:rsid="0027888b" fo:background-color="#fff200" loext:char-shading-value="0"/>
    </style:style>
    <style:style style:name="T13" style:family="text">
      <style:text-properties fo:background-color="#fff200" loext:char-shading-value="0"/>
    </style:style>
    <style:style style:name="T14" style:family="text">
      <style:text-properties officeooo:rsid="0027888b"/>
    </style:style>
    <style:style style:name="T15" style:family="text">
      <style:text-properties officeooo:rsid="002646f5" fo:background-color="#fff200" loext:char-shading-value="0"/>
    </style:style>
    <style:style style:name="T16" style:family="text">
      <style:text-properties officeooo:rsid="002646f5"/>
    </style:style>
    <style:style style:name="T17" style:family="text">
      <style:text-properties officeooo:rsid="001e490a"/>
    </style:style>
    <style:style style:name="T18" style:family="text">
      <style:text-properties officeooo:rsid="001e490a" fo:background-color="#fff200" loext:char-shading-value="0"/>
    </style:style>
    <style:style style:name="T19" style:family="text">
      <style:text-properties fo:font-weight="bold" style:font-weight-asian="bold" style:font-weight-complex="bold"/>
    </style:style>
    <style:style style:name="T20" style:family="text">
      <style:text-properties fo:font-weight="normal" officeooo:rsid="0017aee6" style:font-weight-asian="normal" style:font-name-complex="Calibri" style:font-weight-complex="normal"/>
    </style:style>
    <style:style style:name="T21" style:family="text">
      <style:text-properties fo:font-weight="bold" style:font-weight-asian="bold" style:font-name-complex="Calibri"/>
    </style:style>
    <style:style style:name="T22" style:family="text">
      <style:text-properties fo:font-weight="bold" style:font-weight-asian="bold" style:font-weight-complex="bold"/>
    </style:style>
    <style:style style:name="T23" style:family="text">
      <style:text-properties fo:font-weight="bold" style:font-weight-asian="bold" style:font-name-complex="Calibri"/>
    </style:style>
    <style:style style:name="T24" style:family="text">
      <style:text-properties fo:font-weight="bold" officeooo:rsid="001f74cd" fo:background-color="transparent" loext:char-shading-value="0" style:font-weight-asian="bold" style:font-weight-complex="bold"/>
    </style:style>
    <style:style style:name="T25" style:family="text">
      <style:text-properties fo:font-weight="normal" officeooo:rsid="0017aee6" style:font-weight-asian="normal" style:font-name-complex="Calibri" style:font-weight-complex="normal"/>
    </style:style>
    <style:style style:name="T26" style:family="text">
      <style:text-properties style:text-position="super 58%" style:font-name="Liberation Serif1" fo:font-style="italic" officeooo:rsid="006fa82f" style:font-style-asian="italic" style:font-style-complex="italic"/>
    </style:style>
    <style:style style:name="T27" style:family="text">
      <style:text-properties style:text-position="super 58%" style:font-name="Liberation Serif1" fo:font-style="italic" officeooo:rsid="007e5c4c" style:font-style-asian="italic" style:font-style-complex="italic"/>
    </style:style>
    <style:style style:name="T28" style:family="text">
      <style:text-properties officeooo:rsid="001e490a"/>
    </style:style>
    <style:style style:name="T29" style:family="text">
      <style:text-properties fo:font-style="italic" style:font-style-asian="italic" style:font-style-complex="italic"/>
    </style:style>
    <style:style style:name="T30" style:family="text">
      <style:text-properties fo:font-style="italic" officeooo:rsid="006475c3" style:font-style-asian="italic" style:font-style-complex="italic"/>
    </style:style>
    <style:style style:name="T31" style:family="text">
      <style:text-properties fo:font-style="italic" officeooo:rsid="0078c9eb" style:font-style-asian="italic" style:font-style-complex="italic"/>
    </style:style>
    <style:style style:name="T32" style:family="text">
      <style:text-properties fo:font-style="italic" officeooo:rsid="00791c5f" style:font-style-asian="italic" style:font-style-complex="italic"/>
    </style:style>
    <style:style style:name="T33" style:family="text">
      <style:text-properties fo:font-style="italic" officeooo:rsid="007cea07" style:font-style-asian="italic" style:font-style-complex="italic"/>
    </style:style>
    <style:style style:name="T34" style:family="text">
      <style:text-properties fo:font-style="italic" officeooo:rsid="006650e8" style:font-style-asian="italic" style:font-style-complex="italic"/>
    </style:style>
    <style:style style:name="T35" style:family="text">
      <style:text-properties fo:font-style="italic" officeooo:rsid="0090ac1a" style:font-style-asian="italic" style:font-style-complex="italic"/>
    </style:style>
    <style:style style:name="T36" style:family="text">
      <style:text-properties fo:font-style="italic" officeooo:rsid="009dd2b9" style:font-style-asian="italic" style:font-style-complex="italic"/>
    </style:style>
    <style:style style:name="T37" style:family="text">
      <style:text-properties fo:font-style="italic" officeooo:rsid="00655b0f" style:font-style-asian="italic" style:font-style-complex="italic"/>
    </style:style>
    <style:style style:name="T38" style:family="text">
      <style:text-properties fo:background-color="#fff200" loext:char-shading-value="0"/>
    </style:style>
    <style:style style:name="T39" style:family="text">
      <style:text-properties officeooo:rsid="002f399e" fo:background-color="#fff200" loext:char-shading-value="0"/>
    </style:style>
    <style:style style:name="T40" style:family="text">
      <style:text-properties officeooo:rsid="0027888b" fo:background-color="#fff200" loext:char-shading-value="0"/>
    </style:style>
    <style:style style:name="T41" style:family="text">
      <style:text-properties officeooo:rsid="002646f5" fo:background-color="#fff200" loext:char-shading-value="0"/>
    </style:style>
    <style:style style:name="T42" style:family="text">
      <style:text-properties officeooo:rsid="001e490a" fo:background-color="#fff200" loext:char-shading-value="0"/>
    </style:style>
    <style:style style:name="T43" style:family="text">
      <style:text-properties officeooo:rsid="001a7883"/>
    </style:style>
    <style:style style:name="T44" style:family="text">
      <style:text-properties fo:font-style="normal" fo:font-weight="normal" style:font-style-asian="normal" style:font-weight-asian="normal" style:font-name-complex="Calibri" style:font-style-complex="normal" style:font-weight-complex="normal"/>
    </style:style>
    <style:style style:name="T45" style:family="text">
      <style:text-properties fo:font-style="normal" fo:font-weight="normal" officeooo:rsid="0017aee6" style:font-style-asian="normal" style:font-weight-asian="normal" style:font-name-complex="Calibri" style:font-style-complex="normal" style:font-weight-complex="normal"/>
    </style:style>
    <style:style style:name="T46" style:family="text">
      <style:text-properties fo:font-style="normal" style:font-style-asian="normal" style:font-style-complex="normal"/>
    </style:style>
    <style:style style:name="T47" style:family="text">
      <style:text-properties officeooo:rsid="003d49ab"/>
    </style:style>
    <style:style style:name="T48" style:family="text">
      <style:text-properties officeooo:rsid="003f0b9c"/>
    </style:style>
    <style:style style:name="T49" style:family="text">
      <style:text-properties officeooo:rsid="0040ece0"/>
    </style:style>
    <style:style style:name="T50" style:family="text">
      <style:text-properties officeooo:rsid="0017aee6"/>
    </style:style>
    <style:style style:name="T51" style:family="text">
      <style:text-properties officeooo:rsid="006475c3"/>
    </style:style>
    <style:style style:name="T52" style:family="text">
      <style:text-properties officeooo:rsid="006fa82f"/>
    </style:style>
    <style:style style:name="T53" style:family="text">
      <style:text-properties style:font-name="Liberation Serif1" fo:font-style="italic" officeooo:rsid="006fa82f" style:font-style-asian="italic" style:font-style-complex="italic"/>
    </style:style>
    <style:style style:name="T54" style:family="text">
      <style:text-properties style:font-name="Liberation Serif1" fo:font-style="italic" officeooo:rsid="00767763" style:font-style-asian="italic" style:font-style-complex="italic"/>
    </style:style>
    <style:style style:name="T55" style:family="text">
      <style:text-properties style:font-name="Liberation Serif1" fo:font-style="italic" officeooo:rsid="007cea07" style:font-style-asian="italic" style:font-style-complex="italic"/>
    </style:style>
    <style:style style:name="T56" style:family="text">
      <style:text-properties style:font-name="Liberation Serif1" fo:font-style="italic" officeooo:rsid="007e5c4c" style:font-style-asian="italic" style:font-style-complex="italic"/>
    </style:style>
    <style:style style:name="T57" style:family="text">
      <style:text-properties style:font-name="Liberation Serif1" fo:font-style="italic" officeooo:rsid="0091c00c" style:font-style-asian="italic" style:font-style-complex="italic"/>
    </style:style>
    <style:style style:name="T58" style:family="text">
      <style:text-properties style:font-name="Liberation Serif1" officeooo:rsid="00767763"/>
    </style:style>
    <style:style style:name="T59" style:family="text">
      <style:text-properties style:font-name="Liberation Serif1" fo:font-style="normal" officeooo:rsid="007cea07" style:font-style-asian="normal" style:font-style-complex="normal"/>
    </style:style>
    <style:style style:name="T60" style:family="text">
      <style:text-properties style:font-name="Liberation Serif1" fo:font-style="normal" officeooo:rsid="007e5c4c" style:font-style-asian="normal" style:font-style-complex="normal"/>
    </style:style>
    <style:style style:name="T61" style:family="text">
      <style:text-properties style:font-name="Liberation Serif1" fo:font-style="normal" officeooo:rsid="007e658b" style:font-style-asian="normal" style:font-style-complex="normal"/>
    </style:style>
    <style:style style:name="T62" style:family="text">
      <style:text-properties style:font-name="Liberation Serif1" fo:font-style="normal" officeooo:rsid="00815f23" style:font-style-asian="normal" style:font-style-complex="normal"/>
    </style:style>
    <style:style style:name="T63" style:family="text">
      <style:text-properties officeooo:rsid="006650e8"/>
    </style:style>
    <style:style style:name="T64" style:family="text">
      <style:text-properties officeooo:rsid="007cea07"/>
    </style:style>
    <style:style style:name="T65" style:family="text">
      <style:text-properties officeooo:rsid="007e658b"/>
    </style:style>
    <style:style style:name="T66" style:family="text">
      <style:text-properties officeooo:rsid="0090ac1a"/>
    </style:style>
    <style:style style:name="T67" style:family="text">
      <style:text-properties style:text-position="sub 58%"/>
    </style:style>
    <style:style style:name="T68" style:family="text">
      <style:text-properties style:text-position="sub 58%" style:font-name="Liberation Serif1" fo:font-style="italic" officeooo:rsid="0091c00c" style:font-style-asian="italic" style:font-style-complex="italic"/>
    </style:style>
    <style:style style:name="T69" style:family="text">
      <style:text-properties style:text-position="sub 58%" style:font-name="Liberation Serif1" fo:font-style="italic" officeooo:rsid="00930d8c" style:font-style-asian="italic" style:font-style-complex="italic"/>
    </style:style>
    <style:style style:name="T70" style:family="text">
      <style:text-properties style:text-position="sub 58%" style:font-name="Liberation Serif1" fo:font-style="italic" officeooo:rsid="00950120" style:font-style-asian="italic" style:font-style-complex="italic"/>
    </style:style>
    <style:style style:name="T71" style:family="text">
      <style:text-properties style:text-position="sub 58%" fo:font-style="italic" style:font-style-asian="italic" style:font-style-complex="italic"/>
    </style:style>
    <style:style style:name="T72" style:family="text">
      <style:text-properties style:text-position="0% 100%" style:font-name="Liberation Serif1" fo:font-style="italic" officeooo:rsid="0091c00c" style:font-style-asian="italic" style:font-style-complex="italic"/>
    </style:style>
    <style:style style:name="T73" style:family="text">
      <style:text-properties style:text-position="0% 100%" style:font-name="Liberation Serif1" fo:font-style="italic" officeooo:rsid="00950120" style:font-style-asian="italic" style:font-style-complex="italic"/>
    </style:style>
    <style:style style:name="T74" style:family="text">
      <style:text-properties officeooo:rsid="00930d8c"/>
    </style:style>
    <style:style style:name="T75" style:family="text">
      <style:text-properties officeooo:rsid="009b688f"/>
    </style:style>
    <style:style style:name="T76" style:family="text">
      <style:text-properties officeooo:rsid="009d4987"/>
    </style:style>
    <style:style style:name="T77" style:family="text">
      <style:text-properties officeooo:rsid="009dd2b9"/>
    </style:style>
    <style:style style:name="T78" style:family="text">
      <style:text-properties officeooo:rsid="00a67a11"/>
    </style:style>
    <style:style style:name="T79" style:family="text">
      <style:text-properties officeooo:rsid="00aa0e08"/>
    </style:style>
    <style:style style:name="T80" style:family="text">
      <style:text-properties officeooo:rsid="00ace8cb"/>
    </style:style>
    <style:style style:name="T81" style:family="text">
      <style:text-properties officeooo:rsid="00b15ed1"/>
    </style:style>
    <style:style style:name="T82" style:family="text">
      <style:text-properties officeooo:rsid="00b33181"/>
    </style:style>
    <style:style style:name="T83" style:family="text">
      <style:text-properties officeooo:rsid="00b441a0"/>
    </style:style>
    <style:style style:name="T84" style:family="text">
      <style:text-properties officeooo:rsid="00b693b8"/>
    </style:style>
    <style:style style:name="T85" style:family="text">
      <style:text-properties officeooo:rsid="00655b0f"/>
    </style:style>
    <style:style style:name="T86" style:family="text">
      <style:text-properties officeooo:rsid="00baecc1"/>
    </style:style>
    <style:style style:name="T87" style:family="text">
      <style:text-properties officeooo:rsid="00bb1ffe"/>
    </style:style>
    <style:style style:name="T88" style:family="text">
      <style:text-properties officeooo:rsid="00c46e5e"/>
    </style:style>
    <style:style style:name="T89" style:family="text">
      <style:text-properties officeooo:rsid="00c5efba"/>
    </style:style>
    <style:style style:name="T90" style:family="text">
      <style:text-properties officeooo:rsid="00c9ca9a"/>
    </style:style>
    <style:style style:name="T91" style:family="text">
      <style:text-properties officeooo:rsid="00cebee5"/>
    </style:style>
    <style:style style:name="T92" style:family="text">
      <style:text-properties officeooo:rsid="00cfbb28"/>
    </style:style>
    <style:style style:name="T93" style:family="text">
      <style:text-properties fo:background-color="transparent" loext:char-shading-value="0"/>
    </style:style>
    <style:style style:name="T94" style:family="text">
      <style:text-properties officeooo:rsid="001e490a" fo:background-color="transparent" loext:char-shading-value="0"/>
    </style:style>
    <style:style style:name="T95" style:family="text">
      <style:text-properties officeooo:rsid="00201405" fo:background-color="transparent" loext:char-shading-value="0"/>
    </style:style>
    <style:style style:name="T96" style:family="text">
      <style:text-properties officeooo:rsid="001f74cd" fo:background-color="transparent" loext:char-shading-value="0"/>
    </style:style>
    <style:style style:name="T97" style:family="text">
      <style:text-properties officeooo:rsid="0028770d" fo:background-color="transparent" loext:char-shading-value="0"/>
    </style:style>
    <style:style style:name="T98" style:family="text">
      <style:text-properties officeooo:rsid="001f74cd"/>
    </style:style>
    <style:style style:name="T99" style:family="text">
      <style:text-properties officeooo:rsid="00201405"/>
    </style:style>
    <style:style style:name="T100" style:family="text">
      <style:text-properties officeooo:rsid="002f399e"/>
    </style:style>
    <style:style style:name="T101" style:family="text">
      <style:text-properties officeooo:rsid="0027888b"/>
    </style:style>
    <style:style style:name="T102" style:family="text">
      <style:text-properties officeooo:rsid="002646f5"/>
    </style:style>
    <style:style style:name="T103" style:family="text">
      <style:text-properties officeooo:rsid="00d6b26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14465906048" text:id="ct93914465906048">
          <text:insertion>
            <office:change-info>
              <dc:creator>Unknown Author</dc:creator>
              <dc:date>2022-02-04T13:48:34</dc:date>
            </office:change-info>
          </text:insertion>
        </text:changed-region>
        <text:changed-region xml:id="ct93914467031792" text:id="ct93914467031792">
          <text:insertion>
            <office:change-info>
              <dc:creator>Unknown Author</dc:creator>
              <dc:date>2022-02-04T11:25:52</dc:date>
            </office:change-info>
          </text:insertion>
        </text:changed-region>
        <text:changed-region xml:id="ct93914467800832" text:id="ct93914467800832">
          <text:deletion>
            <office:change-info>
              <dc:creator>Unknown Author</dc:creator>
              <dc:date>2020-12-27T17:19:06</dc:date>
            </office:change-info>
            <text:p text:style-name="P1"><text:span text:style-name="T1"/></text:p>
            <text:p text:style-name="P2">Fax: +90 212 287 245690 212 359 7356</text:p>
          </text:deletion>
        </text:changed-region>
        <text:changed-region xml:id="ct93914467800528" text:id="ct93914467800528">
          <text:deletion>
            <office:change-info>
              <dc:creator>Unknown Author</dc:creator>
              <dc:date>2022-01-30T21:06:21</dc:date>
            </office:change-info>
            <text:p text:style-name="P2"><text:span text:style-name="T1"/></text:p>
            <text:p text:style-name="P3"/>
            <text:p text:style-name="P3"><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4">Ozan Burak Eriçok</text:p>
            <text:p text:style-name="P4">Ph.D. Candidate</text:p>
            <text:p text:style-name="P5">Department of <text:span text:style-name="T2">Materials Science and Engineering</text:span></text:p>
            <text:p text:style-name="P4">University of California, Davis</text:p>
            <text:p text:style-name="P5"><text:span text:style-name="T2">95616</text:span>, <text:span text:style-name="T2">CA</text:span>, <text:span text:style-name="T2">USA</text:span></text:p>
            <text:p text:style-name="P6">Ph: +</text:p>
          </text:deletion>
        </text:changed-region>
        <text:changed-region xml:id="ct93914467800224" text:id="ct93914467800224">
          <text:deletion>
            <office:change-info>
              <dc:creator>Unknown Author</dc:creator>
              <dc:date>2020-12-27T17:18:45</dc:date>
            </office:change-info>
            <text:p text:style-name="P6"><text:span text:style-name="T1"/></text:p>
            <text:p text:style-name="P6"/>
          </text:deletion>
        </text:changed-region>
        <text:changed-region xml:id="ct93914467799920" text:id="ct93914467799920">
          <text:deletion>
            <office:change-info>
              <dc:creator>Unknown Author</dc:creator>
              <dc:date>2022-01-30T21:06:21</dc:date>
            </office:change-info>
            <text:p text:style-name="P6"><text:s/>manuscript. </text:p>
            <text:p text:style-name="P3"/>
            <text:p text:style-name="P6">Sincerely,</text:p>
          </text:deletion>
        </text:changed-region>
        <text:changed-region xml:id="ct93914467799616" text:id="ct93914467799616">
          <text:deletion>
            <office:change-info>
              <dc:creator>Unknown Author</dc:creator>
              <dc:date>2020-12-27T17:18:52</dc:date>
            </office:change-info>
            <text:p text:style-name="P6">this</text:p>
          </text:deletion>
        </text:changed-region>
        <text:changed-region xml:id="ct93914467799312" text:id="ct93914467799312">
          <text:deletion>
            <office:change-info>
              <dc:creator>Unknown Author</dc:creator>
              <dc:date>2022-01-30T21:06:21</dc:date>
            </office:change-info>
            <text:p text:style-name="P6">We have no conflicts of interest to disclose. </text:p>
            <text:p text:style-name="P7"/>
            <text:p text:style-name="P6">Thank you for your consideration of </text:p>
          </text:deletion>
        </text:changed-region>
        <text:changed-region xml:id="ct93914467799008" text:id="ct93914467799008">
          <text:deletion>
            <office:change-info>
              <dc:creator>Unknown Author</dc:creator>
              <dc:date>2020-12-27T17:18:35</dc:date>
            </office:change-info>
            <text:p text:style-name="P6"><text:s/></text:p>
            <text:p text:style-name="P8"/>
            <text:p text:style-name="P2"><text:s/></text:p>
          </text:deletion>
        </text:changed-region>
        <text:changed-region xml:id="ct93914467798704" text:id="ct93914467798704">
          <text:deletion>
            <office:change-info>
              <dc:creator>Unknown Author</dc:creator>
              <dc:date>2022-01-30T21:06:21</dc:date>
            </office:change-info>
            <text:p text:style-name="P2"><text:span text:style-name="T3">.</text:span></text:p>
          </text:deletion>
        </text:changed-region>
        <text:changed-region xml:id="ct93914467798400" text:id="ct93914467798400">
          <text:deletion>
            <office:change-info>
              <dc:creator>Unknown Author</dc:creator>
              <dc:date>2021-01-24T13:31:44</dc:date>
            </office:change-info>
            <text:p text:style-name="P2"><text:span text:style-name="T4">Physical Review E</text:span></text:p>
          </text:deletion>
        </text:changed-region>
        <text:changed-region xml:id="ct93914467798096" text:id="ct93914467798096">
          <text:deletion>
            <office:change-info>
              <dc:creator>Unknown Author</dc:creator>
              <dc:date>2022-01-30T21:06:21</dc:date>
            </office:change-info>
            <text:p text:style-name="P2"><text:span text:style-name="T5">in</text:span><text:span text:style-name="T4"> </text:span></text:p>
          </text:deletion>
        </text:changed-region>
        <text:changed-region xml:id="ct93914467797792" text:id="ct93914467797792">
          <text:deletion>
            <office:change-info>
              <dc:creator>Unknown Author</dc:creator>
              <dc:date>2020-12-27T17:18:30</dc:date>
            </office:change-info>
            <text:p text:style-name="P2"><text:span text:style-name="T6">, and I hope that you would accept the manuscript for peer review for publication </text:span></text:p>
          </text:deletion>
        </text:changed-region>
        <text:changed-region xml:id="ct93914467728448" text:id="ct93914467728448">
          <text:deletion>
            <office:change-info>
              <dc:creator>Unknown Author</dc:creator>
              <dc:date>2022-01-30T21:06:21</dc:date>
            </office:change-info>
            <text:p text:style-name="P2"><text:span text:style-name="T7">Physics</text:span></text:p>
          </text:deletion>
        </text:changed-region>
        <text:changed-region xml:id="ct93914467728144" text:id="ct93914467728144">
          <text:deletion>
            <office:change-info>
              <dc:creator>Unknown Author</dc:creator>
              <dc:date>2021-01-24T13:33:11</dc:date>
            </office:change-info>
            <text:p text:style-name="P2"><text:span text:style-name="T7">Statistical</text:span></text:p>
          </text:deletion>
        </text:changed-region>
        <text:changed-region xml:id="ct93914467727840" text:id="ct93914467727840">
          <text:deletion>
            <office:change-info>
              <dc:creator>Unknown Author</dc:creator>
              <dc:date>2021-11-01T21:04:09</dc:date>
            </office:change-info>
            <text:p text:style-name="P2"><text:span text:style-name="T7">/</text:span></text:p>
          </text:deletion>
        </text:changed-region>
        <text:changed-region xml:id="ct93914467727536" text:id="ct93914467727536">
          <text:deletion>
            <office:change-info>
              <dc:creator>Unknown Author</dc:creator>
              <dc:date>2021-01-24T13:33:14</dc:date>
            </office:change-info>
            <text:p text:style-name="P2"><text:span text:style-name="T8">Computational</text:span><text:span text:style-name="T7"> </text:span></text:p>
          </text:deletion>
        </text:changed-region>
        <text:changed-region xml:id="ct93914467727232" text:id="ct93914467727232">
          <text:deletion>
            <office:change-info>
              <dc:creator>Unknown Author</dc:creator>
              <dc:date>2022-01-30T21:06:21</dc:date>
            </office:change-info>
            <text:p text:style-name="P2"><text:span text:style-name="T7">We believe that this manuscript fits under the category of </text:span></text:p>
          </text:deletion>
        </text:changed-region>
        <text:changed-region xml:id="ct93914467726928" text:id="ct93914467726928">
          <text:deletion>
            <office:change-info>
              <dc:creator>Unknown Author</dc:creator>
              <dc:date>2020-12-27T17:18:32</dc:date>
            </office:change-info>
            <text:p text:style-name="P2"><text:span text:style-name="T1"/></text:p>
            <text:p text:style-name="P8"/>
            <text:p text:style-name="P1"><text:span text:style-name="T1"/></text:p>
          </text:deletion>
        </text:changed-region>
        <text:changed-region xml:id="ct93914467726624" text:id="ct93914467726624">
          <text:deletion>
            <office:change-info>
              <dc:creator>Unknown Author</dc:creator>
              <dc:date>2022-01-30T21:06:21</dc:date>
            </office:change-info>
            <text:p text:style-name="P1"><text:span text:style-name="T1"/></text:p>
            <text:p text:style-name="P9"/>
            <text:p text:style-name="P6"><text:span text:style-name="T9">This study is carried out by myself, Ozan Burak Eriçok, under the supervision of Prof. Jeremy Mason. <text:s/></text:span>I confirm that this work is original and has not been published elsewhere, nor is it currently under consideration for publication elsewhere.</text:p>
          </text:deletion>
        </text:changed-region>
        <text:changed-region xml:id="ct93914467726320" text:id="ct93914467726320">
          <text:deletion>
            <office:change-info>
              <dc:creator>Unknown Author</dc:creator>
              <dc:date>2020-12-27T14:15:29</dc:date>
            </office:change-info>
            <text:p text:style-name="P6"><text:span text:style-name="T10"><text:s/></text:span></text:p>
          </text:deletion>
        </text:changed-region>
        <text:changed-region xml:id="ct93914467726016" text:id="ct93914467726016">
          <text:deletion>
            <office:change-info>
              <dc:creator>Unknown Author</dc:creator>
              <dc:date>2022-01-30T21:06:21</dc:date>
            </office:change-info>
            <text:p text:style-name="P6"><text:span text:style-name="T11"><text:s/>systems.</text:span></text:p>
          </text:deletion>
        </text:changed-region>
        <text:changed-region xml:id="ct93914467725712" text:id="ct93914467725712">
          <text:deletion>
            <office:change-info>
              <dc:creator>Unknown Author</dc:creator>
              <dc:date>2020-12-27T17:16:30</dc:date>
            </office:change-info>
            <text:p text:style-name="P6"><text:span text:style-name="T10">different</text:span></text:p>
          </text:deletion>
        </text:changed-region>
        <text:changed-region xml:id="ct93914467725408" text:id="ct93914467725408">
          <text:deletion>
            <office:change-info>
              <dc:creator>Unknown Author</dc:creator>
              <dc:date>2022-01-30T21:06:21</dc:date>
            </office:change-info>
            <text:p text:style-name="P6"><text:span text:style-name="T11"><text:s/>of phase transitions in </text:span></text:p>
          </text:deletion>
        </text:changed-region>
        <text:changed-region xml:id="ct93914467725104" text:id="ct93914467725104">
          <text:deletion>
            <office:change-info>
              <dc:creator>Unknown Author</dc:creator>
              <dc:date>2020-12-27T17:16:14</dc:date>
            </office:change-info>
            <text:p text:style-name="P6"><text:span text:style-name="T10">hope is that these findings may provide valuable insights about the origin</text:span></text:p>
          </text:deletion>
        </text:changed-region>
        <text:changed-region xml:id="ct93914467724800" text:id="ct93914467724800">
          <text:deletion>
            <office:change-info>
              <dc:creator>Unknown Author</dc:creator>
              <dc:date>2022-01-30T21:06:21</dc:date>
            </office:change-info>
            <text:p text:style-name="P6"><text:span text:style-name="T11"><text:s/>in more detail. The </text:span></text:p>
          </text:deletion>
        </text:changed-region>
        <text:changed-region xml:id="ct93914467724496" text:id="ct93914467724496">
          <text:deletion>
            <office:change-info>
              <dc:creator>Unknown Author</dc:creator>
              <dc:date>2020-12-27T14:14:15</dc:date>
            </office:change-info>
            <text:p text:style-name="P6"><text:span text:style-name="T10">the previously mentioned assumption may need to be examined</text:span></text:p>
          </text:deletion>
        </text:changed-region>
        <text:changed-region xml:id="ct93914467767296" text:id="ct93914467767296">
          <text:deletion>
            <office:change-info>
              <dc:creator>Unknown Author</dc:creator>
              <dc:date>2022-01-30T21:06:21</dc:date>
            </office:change-info>
            <text:p text:style-name="P6"><text:span text:style-name="T11"><text:s/>that </text:span></text:p>
          </text:deletion>
        </text:changed-region>
        <text:changed-region xml:id="ct93914467766992" text:id="ct93914467766992">
          <text:deletion>
            <office:change-info>
              <dc:creator>Unknown Author</dc:creator>
              <dc:date>2020-12-27T14:14:07</dc:date>
            </office:change-info>
            <text:p text:style-name="P6"><text:span text:style-name="T10">suggesting</text:span></text:p>
          </text:deletion>
        </text:changed-region>
        <text:changed-region xml:id="ct93914467766688" text:id="ct93914467766688">
          <text:deletion>
            <office:change-info>
              <dc:creator>Unknown Author</dc:creator>
              <dc:date>2020-12-27T14:15:08</dc:date>
            </office:change-info>
            <text:p text:style-name="P6"><text:span text:style-name="T12">affected </text:span><text:span text:style-name="T13">dramatically</text:span></text:p>
          </text:deletion>
        </text:changed-region>
        <text:changed-region xml:id="ct93914467766384" text:id="ct93914467766384">
          <text:deletion>
            <office:change-info>
              <dc:creator>Unknown Author</dc:creator>
              <dc:date>2020-12-27T14:14:03</dc:date>
            </office:change-info>
            <text:p text:style-name="P6"><text:span text:style-name="T13"><text:s/>under different transformations, </text:span></text:p>
          </text:deletion>
        </text:changed-region>
        <text:changed-region xml:id="ct93914467766080" text:id="ct93914467766080">
          <text:deletion>
            <office:change-info>
              <dc:creator>Unknown Author</dc:creator>
              <dc:date>2022-01-30T21:06:21</dc:date>
            </office:change-info>
            <text:p text:style-name="P6"><text:span text:style-name="T14"><text:s/></text:span></text:p>
          </text:deletion>
        </text:changed-region>
        <text:changed-region xml:id="ct93914467765776" text:id="ct93914467765776">
          <text:deletion>
            <office:change-info>
              <dc:creator>Unknown Author</dc:creator>
              <dc:date>2020-12-27T17:16:04</dc:date>
            </office:change-info>
            <text:p text:style-name="P6"><text:span text:style-name="T12">are</text:span></text:p>
          </text:deletion>
        </text:changed-region>
        <text:changed-region xml:id="ct93914467765472" text:id="ct93914467765472">
          <text:deletion>
            <office:change-info>
              <dc:creator>Unknown Author</dc:creator>
              <dc:date>2022-01-30T21:06:21</dc:date>
            </office:change-info>
            <text:p text:style-name="P6"><text:span text:style-name="T11">we observed that the </text:span>number and behavior of the critical points </text:p>
          </text:deletion>
        </text:changed-region>
        <text:changed-region xml:id="ct93914467765168" text:id="ct93914467765168">
          <text:deletion>
            <office:change-info>
              <dc:creator>Unknown Author</dc:creator>
              <dc:date>2020-12-27T14:13:05</dc:date>
            </office:change-info>
            <text:p text:style-name="P6"><text:span text:style-name="T10">translate directly to the newly formed spaces. However, </text:span></text:p>
          </text:deletion>
        </text:changed-region>
        <text:changed-region xml:id="ct93914467764864" text:id="ct93914467764864">
          <text:deletion>
            <office:change-info>
              <dc:creator>Unknown Author</dc:creator>
              <dc:date>2022-01-30T21:06:21</dc:date>
            </office:change-info>
            <text:p text:style-name="P6"><text:span text:style-name="T11"><text:s/>that the properties and behavior of the critical points </text:span></text:p>
          </text:deletion>
        </text:changed-region>
        <text:changed-region xml:id="ct93914467764560" text:id="ct93914467764560">
          <text:deletion>
            <office:change-info>
              <dc:creator>Unknown Author</dc:creator>
              <dc:date>2020-12-27T14:12:54</dc:date>
            </office:change-info>
            <text:p text:style-name="P6"><text:span text:style-name="T10">The widespread assumption says</text:span></text:p>
          </text:deletion>
        </text:changed-region>
        <text:changed-region xml:id="ct93914467764256" text:id="ct93914467764256">
          <text:deletion>
            <office:change-info>
              <dc:creator>Unknown Author</dc:creator>
              <dc:date>2022-01-30T21:06:21</dc:date>
            </office:change-info>
            <text:p text:style-name="P6"><text:span text:style-name="T11"><text:s/>and to analyze the underlying manifolds. </text:span></text:p>
          </text:deletion>
        </text:changed-region>
        <text:changed-region xml:id="ct93914467763952" text:id="ct93914467763952">
          <text:deletion>
            <office:change-info>
              <dc:creator>Unknown Author</dc:creator>
              <dc:date>2020-12-27T14:12:32</dc:date>
            </office:change-info>
            <text:p text:style-name="P6"><text:span text:style-name="T10">,</text:span></text:p>
          </text:deletion>
        </text:changed-region>
        <text:changed-region xml:id="ct93914467763648" text:id="ct93914467763648">
          <text:deletion>
            <office:change-info>
              <dc:creator>Unknown Author</dc:creator>
              <dc:date>2022-01-30T21:06:21</dc:date>
            </office:change-info>
            <text:p text:style-name="P6"><text:span text:style-name="T11">the regions where the topology changes</text:span></text:p>
          </text:deletion>
        </text:changed-region>
        <text:changed-region xml:id="ct93914467779360" text:id="ct93914467779360">
          <text:deletion>
            <office:change-info>
              <dc:creator>Unknown Author</dc:creator>
              <dc:date>2020-12-27T14:12:30</dc:date>
            </office:change-info>
            <text:p text:style-name="P6"><text:span text:style-name="T10">, </text:span></text:p>
          </text:deletion>
        </text:changed-region>
        <text:changed-region xml:id="ct93914467779056" text:id="ct93914467779056">
          <text:deletion>
            <office:change-info>
              <dc:creator>Unknown Author</dc:creator>
              <dc:date>2022-01-30T21:06:21</dc:date>
            </office:change-info>
            <text:p text:style-name="P6"><text:span text:style-name="T11"><text:s/>to find the critical points</text:span></text:p>
          </text:deletion>
        </text:changed-region>
        <text:changed-region xml:id="ct93914467778752" text:id="ct93914467778752">
          <text:deletion>
            <office:change-info>
              <dc:creator>Unknown Author</dc:creator>
              <dc:date>2020-12-27T14:12:26</dc:date>
            </office:change-info>
            <text:p text:style-name="P6"><text:span text:style-name="T10">adopted</text:span></text:p>
          </text:deletion>
        </text:changed-region>
        <text:changed-region xml:id="ct93914467778448" text:id="ct93914467778448">
          <text:deletion>
            <office:change-info>
              <dc:creator>Unknown Author</dc:creator>
              <dc:date>2022-01-30T21:06:21</dc:date>
            </office:change-info>
            <text:p text:style-name="P6"><text:span text:style-name="T11">. A Morse theoretic approach is </text:span></text:p>
          </text:deletion>
        </text:changed-region>
        <text:changed-region xml:id="ct93914467778144" text:id="ct93914467778144">
          <text:deletion>
            <office:change-info>
              <dc:creator>Unknown Author</dc:creator>
              <dc:date>2020-12-27T14:11:54</dc:date>
            </office:change-info>
            <text:p text:style-name="P6"><text:span text:style-name="T13"><text:s/></text:span><text:span text:style-name="T15">after quotienting by the action of symmetries</text:span></text:p>
          </text:deletion>
        </text:changed-region>
        <text:changed-region xml:id="ct93914467777840" text:id="ct93914467777840">
          <text:deletion>
            <office:change-info>
              <dc:creator>Unknown Author</dc:creator>
              <dc:date>2022-01-30T21:06:21</dc:date>
            </office:change-info>
            <text:p text:style-name="P6"><text:span text:style-name="T16"><text:s/>the</text:span> topological and geometric properties of the configuration spaces of hard disks</text:p>
          </text:deletion>
        </text:changed-region>
        <text:changed-region xml:id="ct93914467777536" text:id="ct93914467777536">
          <text:deletion>
            <office:change-info>
              <dc:creator>Unknown Author</dc:creator>
              <dc:date>2020-12-27T14:11:40</dc:date>
            </office:change-info>
            <text:p text:style-name="P6"><text:span text:style-name="T13">presents the outcomes of our recent research </text:span><text:span text:style-name="T15">about</text:span></text:p>
          </text:deletion>
        </text:changed-region>
        <text:changed-region xml:id="ct93914467777232" text:id="ct93914467777232">
          <text:deletion>
            <office:change-info>
              <dc:creator>Unknown Author</dc:creator>
              <dc:date>2022-01-30T21:06:21</dc:date>
            </office:change-info>
            <text:p text:style-name="P6"><text:span text:style-name="T1"/></text:p>
            <text:p text:style-name="P10"/>
            <text:p text:style-name="P6">The manuscript </text:p>
          </text:deletion>
        </text:changed-region>
        <text:changed-region xml:id="ct93914467776928" text:id="ct93914467776928">
          <text:deletion>
            <office:change-info>
              <dc:creator>Unknown Author</dc:creator>
              <dc:date>2020-12-27T14:06:33</dc:date>
            </office:change-info>
            <text:p text:style-name="P6"><text:span text:style-name="T13"><text:s/></text:span></text:p>
          </text:deletion>
        </text:changed-region>
        <text:changed-region xml:id="ct93914467776624" text:id="ct93914467776624">
          <text:deletion>
            <office:change-info>
              <dc:creator>Unknown Author</dc:creator>
              <dc:date>2022-01-30T21:06:21</dc:date>
            </office:change-info>
            <text:p text:style-name="P6">.</text:p>
          </text:deletion>
        </text:changed-region>
        <text:changed-region xml:id="ct93914467776320" text:id="ct93914467776320">
          <text:deletion>
            <office:change-info>
              <dc:creator>Unknown Author</dc:creator>
              <dc:date>2021-01-24T13:30:59</dc:date>
            </office:change-info>
            <text:p text:style-name="P6"><text:span text:style-name="T17">Physical Review E</text:span></text:p>
          </text:deletion>
        </text:changed-region>
        <text:changed-region xml:id="ct93914467776016" text:id="ct93914467776016">
          <text:deletion>
            <office:change-info>
              <dc:creator>Unknown Author</dc:creator>
              <dc:date>2022-01-30T21:06:21</dc:date>
            </office:change-info>
            <text:p text:style-name="P6"><text:span text:style-name="T17"><text:s/>to submit an original research article entitled “Quotient Maps and Configuration Spaces of Hard Disks” to be considered for publication in </text:span></text:p>
          </text:deletion>
        </text:changed-region>
        <text:changed-region xml:id="ct93914467775712" text:id="ct93914467775712">
          <text:deletion>
            <office:change-info>
              <dc:creator>Unknown Author</dc:creator>
              <dc:date>2020-12-27T14:06:27</dc:date>
            </office:change-info>
            <text:p text:style-name="P6"><text:span text:style-name="T17">wish</text:span></text:p>
          </text:deletion>
        </text:changed-region>
        <text:changed-region xml:id="ct93914467782304" text:id="ct93914467782304">
          <text:deletion>
            <office:change-info>
              <dc:creator>Unknown Author</dc:creator>
              <dc:date>2022-01-30T21:06:21</dc:date>
            </office:change-info>
            <text:p text:style-name="P6"><text:span text:style-name="T1"/></text:p>
            <text:p text:style-name="P3"/>
            <text:p text:style-name="P11"><text:span text:style-name="T17">I</text:span> </text:p>
          </text:deletion>
        </text:changed-region>
        <text:changed-region xml:id="ct93914467782000" text:id="ct93914467782000">
          <text:deletion>
            <office:change-info>
              <dc:creator>Unknown Author</dc:creator>
              <dc:date>2020-12-27T14:06:25</dc:date>
            </office:change-info>
            <text:p text:style-name="P11"><text:s/></text:p>
          </text:deletion>
        </text:changed-region>
        <text:changed-region xml:id="ct93914467781696" text:id="ct93914467781696">
          <text:deletion>
            <office:change-info>
              <dc:creator>Unknown Author</dc:creator>
              <dc:date>2022-01-30T21:06:21</dc:date>
            </office:change-info>
            <text:p text:style-name="P11">,</text:p>
          </text:deletion>
        </text:changed-region>
        <text:changed-region xml:id="ct93914467781392" text:id="ct93914467781392">
          <text:deletion>
            <office:change-info>
              <dc:creator>Unknown Author</dc:creator>
              <dc:date>2021-01-24T13:35:04</dc:date>
            </office:change-info>
            <text:p text:style-name="P11"><text:span text:style-name="T6">Thoennessen</text:span></text:p>
          </text:deletion>
        </text:changed-region>
        <text:changed-region xml:id="ct93914467781088" text:id="ct93914467781088">
          <text:deletion>
            <office:change-info>
              <dc:creator>Unknown Author</dc:creator>
              <dc:date>2022-01-30T21:06:21</dc:date>
            </office:change-info>
            <text:p text:style-name="P11"><text:span text:style-name="T1"/></text:p>
            <text:p text:style-name="P3"/>
            <text:p text:style-name="P3"/>
            <text:p text:style-name="P6">Dear <text:span text:style-name="T6">Prof. </text:span></text:p>
          </text:deletion>
        </text:changed-region>
        <text:changed-region xml:id="ct93914467780864" text:id="ct93914467780864">
          <text:deletion>
            <office:change-info>
              <dc:creator>Unknown Author</dc:creator>
              <dc:date>2021-01-24T13:30:23</dc:date>
            </office:change-info>
            <text:p text:style-name="P6"><text:span text:style-name="T6">0</text:span></text:p>
          </text:deletion>
        </text:changed-region>
        <text:changed-region xml:id="ct93914467780560" text:id="ct93914467780560">
          <text:deletion>
            <office:change-info>
              <dc:creator>Unknown Author</dc:creator>
              <dc:date>2022-01-30T21:06:21</dc:date>
            </office:change-info>
            <text:p text:style-name="P6"><text:span text:style-name="T6">, 202</text:span></text:p>
          </text:deletion>
        </text:changed-region>
        <text:changed-region xml:id="ct93914467780256" text:id="ct93914467780256">
          <text:deletion>
            <office:change-info>
              <dc:creator>Unknown Author</dc:creator>
              <dc:date>2020-12-27T14:06:22</dc:date>
            </office:change-info>
            <text:p text:style-name="P6"><text:span text:style-name="T18">11th</text:span></text:p>
          </text:deletion>
        </text:changed-region>
        <text:changed-region xml:id="ct93914467780032" text:id="ct93914467780032">
          <text:deletion>
            <office:change-info>
              <dc:creator>Unknown Author</dc:creator>
              <dc:date>2022-01-30T21:06:21</dc:date>
            </office:change-info>
            <text:p text:style-name="P6"><text:span text:style-name="T17"><text:s/></text:span></text:p>
          </text:deletion>
        </text:changed-region>
        <text:changed-region xml:id="ct93914467786288" text:id="ct93914467786288">
          <text:deletion>
            <office:change-info>
              <dc:creator>Unknown Author</dc:creator>
              <dc:date>2021-01-24T13:30:15</dc:date>
            </office:change-info>
            <text:p text:style-name="P6"><text:span text:style-name="T17">Dec</text:span></text:p>
          </text:deletion>
        </text:changed-region>
        <text:changed-region xml:id="ct93914467775264" text:id="ct93914467775264">
          <text:deletion>
            <office:change-info>
              <dc:creator>Unknown Author</dc:creator>
              <dc:date>2020-12-27T14:06:55</dc:date>
            </office:change-info>
            <text:p text:style-name="P6"><text:span text:style-name="T1"/></text:p>
            <text:p text:style-name="P12"/>
            <text:p text:style-name="P12"/>
            <text:p text:style-name="P6"><text:tab/><text:tab/><text:tab/><text:tab/><text:tab/><text:tab/><text:tab/><text:tab/><text:tab/><text:tab/><text:tab/><text:tab/><text:tab/><text:tab/><text:tab/><text:tab/><text:tab/><text:tab/><text:tab/><text:tab/></text:p>
          </text:deletion>
        </text:changed-region>
        <text:changed-region xml:id="ct93914467756528" text:id="ct93914467756528">
          <text:deletion>
            <office:change-info>
              <dc:creator>Unknown Author</dc:creator>
              <dc:date>2022-01-30T21:06:21</dc:date>
            </office:change-info>
            <text:p text:style-name="P6"><text:span text:style-name="T19">UNIVERSITY OF CALIFORNIA, DAVIS</text:span></text:p>
            <text:p text:style-name="P13"><text:span text:style-name="T20">DEPARTMENT OF MATERIALS SCIENCE AND ENGINEERING</text:span><text:span text:style-name="T21"> </text:span></text:p>
            <text:p text:style-name="P6"><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change-start text:change-id="ct93914465906048"/>Reviewer’s comment<text:change-end text:change-id="ct93914465906048"/><text:change-start text:change-id="ct93914467031792"/></text:p>
      <text:p text:style-name="P14"><text:span text:style-name="T44">1- </text:span><text:span text:style-name="T45">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span></text:p>
      <text:p text:style-name="P60"/>
      <text:p text:style-name="P61">Throughout the manuscript the authors make many implicit assumptions about the ability of the reader to take one concept and effectively connect it to another. I think a clarification in the writing would be very helpful. Here is an example:<text:line-break/><text:tab/></text:p>
      <text:p text:style-name="P61"><text:s text:c="7"/>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p>
      <text:p text:style-name="P15"/>
      <text:p text:style-name="P17">Authors’ response</text:p>
      <text:p text:style-name="P23">We would like to thank the reviewer for their comment. Our intention was to walk through step by step towards the discussion of how topology and geometry of the configuration space are affected by the various symmetry groups. <text:span text:style-name="T47">For this </text:span></text:p>
      <text:p text:style-name="P24">1) We introduce how the configuration space and local minima is interpreted in glassy systems.</text:p>
      <text:p text:style-name="P25"><text:soft-page-break/>2) We introduce how Topological Hypothesis interprets the equipotential energy submanifolds and the critical points <text:span text:style-name="T81">associated with it.</text:span></text:p>
      <text:p text:style-name="P24">3-new) We introduce how the topology of the equipotential energy submanifolds and the geometry of the accessible regions of the configuration space are related to each other using a simplified system.</text:p>
      <text:p text:style-name="P24">4) We introduced how the construction of the configuration space affects the topology.</text:p>
      <text:p text:style-name="P16"/>
      <text:p text:style-name="P26"><text:span text:style-name="T49">We admit that t</text:span>he absence of the third step might <text:span text:style-name="T48">make it harder to link the concepts to each other for a person who doesn’t study topology or Morse theory. For this reason, we added the following text with a new figure (new Figure 1):</text:span></text:p>
      <text:p text:style-name="P26"/>
      <text:p text:style-name="P29">“In order to understand how the topology and geometry of configuration space are related to each other as a function of some thermodynamic variable, consider the one dimensional example system shown in Fig. <text:span text:style-name="T66">1</text:span>. The potential energy landscape of this systems consists of two local basins of attraction separated by an energy barrier. It is easy to identify that there are three distinct critical points of <text:span text:style-name="T35">V</text:span>, <text:span text:style-name="T66">i.e.,</text:span> two local minima associated with the basins and one saddle point associated with the barrier. In this setting, an equipotential energy submanifold <text:span text:style-name="T57">Σ</text:span><text:span text:style-name="T68">υ</text:span> refers to the subset of the configuration space whose potential energy is less than a given value. Trivially, the submanifold <text:span text:style-name="T57">Σ</text:span><text:span text:style-name="T68">υ</text:span> is empty for energy levels <text:span text:style-name="T72">υ</text:span>&lt;<text:span text:style-name="T72">υ</text:span><text:span text:style-name="T68">1</text:span>. When <text:span text:style-name="T72">υ=υ</text:span><text:span text:style-name="T68">1</text:span>, the topology of the empty set changes and the submanifold becomes the union of two points, i.e., the coordinates corresponding to the local minima. For energy levels <text:span text:style-name="T72">υ</text:span><text:span text:style-name="T68">1</text:span><text:span text:style-name="T72">&lt;υ</text:span>&lt;<text:span text:style-name="T72">υ</text:span><text:span text:style-name="T68">3</text:span>, the disconnected regions corresponding to the basins grow, but stay separated until <text:span text:style-name="T72">υ=υ</text:span><text:span text:style-name="T69">3</text:span>. At this energy level, the saddle point appears and merges the previously disconnected components causing a topological change. Finally, for energy levels <text:span text:style-name="T72">υ</text:span><text:span text:style-name="T73">&gt;</text:span><text:span text:style-name="T72">υ</text:span><text:span text:style-name="T70">3</text:span>, the topology of the submanifold does not change again and it grows as a single component. Suppose now that a random walker is initially positioned into the left basin with the energy level <text:span text:style-name="T72">υ=υ</text:span><text:span text:style-name="T69">2</text:span> as shown by yellow in Fig. <text:span text:style-name="T74">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72">υ=υ</text:span><text:span text:style-name="T70">4</text:span>, the walker has now enough energy to explore both basins and. This is because previously disconnected components of the configuration space has already merged together at <text:span text:style-name="T72">υ=υ</text:span><text:span text:style-name="T70">3</text:span>. In other words, the topological change associated with the saddle point at <text:span text:style-name="T72">υ=υ</text:span><text:span text:style-name="T70">3</text:span> causes a geometric chance in the accessible region of the configuration space for the walker.”</text:p>
      <text:p text:style-name="P27"/>
      <text:p text:style-name="P27"/>
      <text:p text:style-name="P54">Reviewer’s comment</text:p>
      <text:p text:style-name="P33">2- <text:span text:style-name="T50">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7"/>
      <text:p text:style-name="P18">Authors’ response</text:p>
      <text:p text:style-name="P35">We would like to thank the reviewer for their comment. This is a great place to make the following distinction: <text:span text:style-name="T52">The critical points considered in the manuscript are not the critical points of the potential energy surface, but that of the tautological function </text:span><text:span text:style-name="T53">τ</text:span><text:span text:style-name="T52"> introduced in Sec. 2.</text:span></text:p>
      <text:p text:style-name="P34"/>
      <text:p text:style-name="P36">Observe that <text:span text:style-name="T53">τ</text:span> is a function defined <text:span text:style-name="T84">on</text:span> <text:span text:style-name="T46">the configuration space of points</text:span> <text:span text:style-name="T54">Λ(n)</text:span>. It gives the maximum radius of the disks <text:span text:style-name="T54">ρ</text:span> that the disks could have without overlapping<text:span text:style-name="T54">.</text:span> <text:span text:style-name="T51">Then, this function is used to define the configuration space </text:span><text:span text:style-name="T54">Γ(</text:span><text:span text:style-name="T30">n,</text:span><text:span text:style-name="T54">ρ)</text:span><text:span text:style-name="T58"> </text:span><text:span text:style-name="T51">of </text:span><text:span text:style-name="T30">n</text:span><text:span text:style-name="T51"> disks of radius </text:span><text:span text:style-name="T54">ρ</text:span><text:span text:style-name="T51"> in Eq. 1. The form of this equation suggests that Morse theory can be used to understand the topology of </text:span><text:span text:style-name="T54">Γ(</text:span><text:span text:style-name="T30">n,</text:span><text:span text:style-name="T54">ρ)</text:span><text:span text:style-name="T85">. Very briefly, Morse theory studies functions </text:span><text:span text:style-name="T32">f</text:span><text:span text:style-name="T85"> defined on manifolds </text:span><text:span text:style-name="T31">M</text:span><text:span text:style-name="T85"> as with respect to some filtration variable. It studies how critical points of </text:span><text:span text:style-name="T37">f</text:span><text:span text:style-name="T85"> affects the topology of </text:span><text:span text:style-name="T37">M</text:span><text:span text:style-name="T85"> (a detailed explanation can be found in Sec. 3). In our case </text:span><text:span text:style-name="T33">M</text:span><text:span text:style-name="T64">=</text:span><text:span text:style-name="T54">Λ(n) </text:span><text:span text:style-name="T59">and</text:span><text:span text:style-name="T54"> </text:span><text:span text:style-name="T34">f</text:span><text:span text:style-name="T63">=</text:span><text:span text:style-name="T53">τ.</text:span><text:span text:style-name="T55"> </text:span><text:span text:style-name="T60">Observe that </text:span><text:span text:style-name="T54">Γ(</text:span><text:span text:style-name="T30">n,</text:span><text:span text:style-name="T54">ρ) </text:span><text:span text:style-name="T60">is some subset of</text:span><text:span text:style-name="T56"> </text:span><text:span text:style-name="T54">Λ(n) </text:span><text:span text:style-name="T60">and we are just representing</text:span><text:span text:style-name="T56"> </text:span><text:span text:style-name="T54">Γ(</text:span><text:span text:style-name="T30">n,</text:span><text:span text:style-name="T54">ρ) </text:span><text:span text:style-name="T60">using </text:span><text:span text:style-name="T53">τ</text:span><text:span text:style-name="T26">-</text:span><text:span text:style-name="T27">1</text:span><text:span text:style-name="T60"> as </text:span><text:span text:style-name="T61">shown </text:span><text:span text:style-name="T60">in Eq. 1.</text:span></text:p>
      <text:p text:style-name="P22"/>
      <text:p text:style-name="P50">Keeping this in mind, <text:span text:style-name="T54">Γ(</text:span><text:span text:style-name="T30">n,</text:span><text:span text:style-name="T54">ρ)</text:span> actually contains all the points <text:span text:style-name="T65">in </text:span><text:span text:style-name="T54">Λ(n)</text:span> <text:span text:style-name="T65">that are not overlapping for a given </text:span><text:span text:style-name="T54">ρ</text:span><text:span text:style-name="T65">. Considering the hard disk potential, the potential energy surface on </text:span><text:span text:style-name="T54">Γ(</text:span><text:span text:style-name="T30">n,</text:span><text:span text:style-name="T54">ρ)</text:span><text:span text:style-name="T65"> is therefore necessarily zero, and we are not considering the critical points of potential energy surface. We are considering how we can construct </text:span><text:span text:style-name="T54">Γ(</text:span><text:span text:style-name="T30">n,</text:span><text:span text:style-name="T54">ρ) </text:span><text:span text:style-name="T62">and how its topology and geometry changes as a function of </text:span><text:span text:style-name="T54">ρ. </text:span></text:p>
      <text:p text:style-name="P72"/>
      <text:p text:style-name="P73">With these, we added the following text to Sec. 3 Morse theory:</text:p>
      <text:p text:style-name="P49">“At this point, it is worth mentioning that the critical points considered in this work are not the critical points of the potential energy surface on the configuration space <text:span text:style-name="T29">Γ(n, ρ)</text:span>, but the critical points of the tautological function <text:span text:style-name="T29">τ</text:span> on <text:span text:style-name="T29">Λ(n)</text:span>. Observe that <text:span text:style-name="T29">Γ(n, ρ)</text:span> is some particular subset of <text:span text:style-name="T29">Λ(n)</text:span> containing the points in <text:span text:style-name="T29">Λ(n)</text:span> such that no overlapping will occur if disks of radius ρ are placed to these points. Keeping these in mind, the potential energy of each point in <text:span text:style-name="T29">Γ(n, ρ)</text:span> is <text:span text:style-name="T84">n</text:span>ecessarily zero since they are guaranteed to be non-overlapping. In the context of Morse theory, the critical points of τ are then the locations where the topology of <text:span text:style-name="T29">Λ(n), </text:span>hence <text:span text:style-name="T84">that of </text:span><text:span text:style-name="T29">Γ(n, ρ)</text:span> changes.”</text:p>
      <text:p text:style-name="P52">Reviewer’s comment</text:p>
      <text:p text:style-name="P28">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32"/>
      <text:p text:style-name="P19">Authors’ response</text:p>
      <text:p text:style-name="P39">We would like to thank the reviewer for their comment. We <text:span text:style-name="T75">believe that a slightly ambiguous use of these terms in the Introduction might be acceptable, but not in the main text. Therefore, we made the following changes in order to provide unambiguous definitions and make the text more understandable:</text:span></text:p>
      <text:p text:style-name="P19"/>
      <text:p text:style-name="P37">In <text:span text:style-name="T76">Sec. 1 </text:span>Introduction:</text:p>
      <text:p text:style-name="P27">“In this work, a quotient space always refers to a new space generated by quotienting the base configuration space under the action of <text:span text:style-name="T82">a</text:span> symmetry groups. The detailed definitions of these spaces are provided in the following sections.”</text:p>
      <text:p text:style-name="P27"/>
      <text:p text:style-name="P38">In <text:span text:style-name="T76">Sec. 2 </text:span>Tautological function:</text:p>
      <text:p text:style-name="P30">“<text:span text:style-name="T29">Λ(n) </text:span>is also <text:span text:style-name="T83">considered as</text:span> the base configuration space since all other spaces considered in this work can be derived from it.”</text:p>
      <text:p text:style-name="P27"/>
      <text:p text:style-name="P40">In Sec. 4 Distance</text:p>
      <text:p text:style-name="P40">“One natural notion of distance assigns to two configurations “on the base configuration space” p, q ∈ Λ(n) a distance equal to the sum of the...”</text:p>
      <text:p text:style-name="P27"/>
      <text:p text:style-name="P31">“<text:span text:style-name="T77">T</text:span>he three quotient spaces considered in this work are the base configuration space modulo translation <text:span text:style-name="T29">Λ/T</text:span>, the base configuration space modulo translations, permutations of disk labels, and inversion <text:span text:style-name="T29">Λ/{T ⋃ P ⋃ I}</text:span> and the base configuration space modulo translations, permutations of disk labels, inversion and lattice symmetries <text:span text:style-name="T29">Λ/{T ⋃ P ⋃ I ⋃ </text:span><text:span text:style-name="T36">L</text:span><text:span text:style-name="T29">}</text:span>. For the purposes of simplicity in the notation, Tab. 1 <text:span text:style-name="T86">shows</text:span> the symmetry groups by which the base configuration space is quotiented <text:span text:style-name="T87">with a symbol</text:span> <text:span text:style-name="T29">S</text:span><text:span text:style-name="T71">i</text:span>. Table 1 also shows the distances between the configurations shown in Fig. 5 in the base configuration space and in the three quotient space considered.”</text:p>
      <text:p text:style-name="P31"/>
      <text:p text:style-name="P53">Reviewer’s comment</text:p>
      <text:p text:style-name="P43">4- <text:span text:style-name="T50">A few technical questions:<text:line-break/><text:line-break/>1) Generally, a reverse map taking the reduced dimensions back to input space is not readily available using non-linear dimensionality reduction methods. Does this present issues with the use of ISOMAP?</text:span></text:p>
      <text:p text:style-name="P43"/>
      <text:p text:style-name="P62">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text:p>
      <text:p text:style-name="P62"><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p>
      <text:p text:style-name="P31"/>
      <text:p text:style-name="P31"/>
      <text:p text:style-name="P20">Authors’ response</text:p>
      <text:p text:style-name="P31"/>
      <text:p text:style-name="P45">1) The reviewer is right, there is no inverse map available from quotient spaces to the base configuration space. The reason is that quotienting the base configuration space takes all the points that are physically indistinguishable under the desired symmetry groups and maps them to a single point in the quotient space. This suggests that going <text:span text:style-name="T89">backwards</text:span> is technically not possible without additional assumptions. <text:span text:style-name="T90">This does not affect anything because the quotient spaces embedded by ISOMAP are the objects we are looking for, i.e., the symmetry-invariant representations of the base configuration space.</text:span></text:p>
      <text:p text:style-name="P44"/>
      <text:p text:style-name="P46">2) <text:span text:style-name="T79">We must admit that we did not understand what the reviewer refers to by “an enumeration approach”. We agree that the mathematics of the descriptor section is more involved than the rest. We made our best to explain the derivation in an intuitive manner by providing the following modifications.</text:span></text:p>
      <text:p text:style-name="P46"/>
      <text:p text:style-name="P65">In Sec. 5 Descriptors:</text:p>
      <text:p text:style-name="P65">“An illustration of the procedure is provided in Fig. B1 in App. B.”</text:p>
      <text:p text:style-name="P65"/>
      <text:p text:style-name="P66">In App. B Relations between the z<text:span text:style-name="T67">k</text:span></text:p>
      <text:p text:style-name="P74">Two new figures with descriptive text and proofs are added to this section. <text:span text:style-name="T103">Since this was a major revision of the entire section, we did not provide any text here but invite the reviewer to go through the newly designed section.</text:span></text:p>
      <text:p text:style-name="P46"/>
      <text:p text:style-name="P47">3) We would be glad to share our code and data. We prepared a GitHub repository <text:span text:style-name="T91">(https://github.com/burakericok/quotient_hard_disks) </text:span>for this work and is readily available for anyone to check. <text:span text:style-name="T78">In fact, we would appreciate it if an independent researcher checks all the codes and provides feedback.</text:span> <text:span text:style-name="T92">The text is updated accordingly.</text:span></text:p>
      <text:p text:style-name="P31"/>
      <text:p text:style-name="P31"/>
      <text:p text:style-name="P31"/>
      <text:p text:style-name="P31"/>
      <text:p text:style-name="P53">Reviewer’s comment</text:p>
      <text:p text:style-name="P42">5- <text:span text:style-name="T50">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span></text:p>
      <text:p text:style-name="P31"/>
      <text:p text:style-name="P31"/>
      <text:p text:style-name="P20">Authors’ response</text:p>
      <text:p text:style-name="P48">We would like to thank the reviewer for their comments, <text:span text:style-name="T80">and we truly appreciate the reviewer’s efforts to understand the complicated concepts and the connections between them. We made some additional changes to the manuscript in order to make the text more understandable:</text:span></text:p>
      <text:p text:style-name="P63"><text:s/></text:p>
      <text:p text:style-name="P41">In Sec. 5 Descriptors</text:p>
      <text:p text:style-name="P41">“This idea is analogous to representing a function in the Fourier space, but using a finite subset of infinitely-many coefficients.”</text:p>
      <text:p text:style-name="P41"/>
      <text:p text:style-name="P51"><text:span text:style-name="T88">We also made s</text:span>ome word changes regarding the base configuration space <text:span text:style-name="T88">and </text:span>the quotient spaces <text:span text:style-name="T88">(not reported here) throughout the text and figure captions.</text:span></text:p>
      <text:p text:style-name="P31"/>
      <text:p text:style-name="P31"/>
      <text:p text:style-name="P31"/>
      <text:p text:style-name="P31"/>
      <text:p text:style-name="P6"><text:change-end text:change-id="ct93914467031792"/><text:change text:change-id="ct93914467800832"/><text:change text:change-id="ct93914467800528"/><text:change text:change-id="ct93914467800224"/><text:change text:change-id="ct93914467799920"/><text:change text:change-id="ct93914467799616"/><text:change text:change-id="ct93914467799312"/><text:change text:change-id="ct93914467799008"/><text:change text:change-id="ct93914467798704"/><text:change text:change-id="ct93914467798400"/><text:change text:change-id="ct93914467798096"/><text:change text:change-id="ct93914467797792"/><text:change text:change-id="ct93914467728448"/><text:change text:change-id="ct93914467728144"/><text:change text:change-id="ct93914467727840"/><text:change text:change-id="ct93914467727536"/><text:change text:change-id="ct93914467727232"/><text:change text:change-id="ct93914467726928"/><text:change text:change-id="ct93914467726624"/><text:change text:change-id="ct93914467726320"/><text:change text:change-id="ct93914467726016"/><text:change text:change-id="ct93914467725712"/><text:change text:change-id="ct93914467725408"/><text:change text:change-id="ct93914467725104"/><text:change text:change-id="ct93914467724800"/><text:change text:change-id="ct93914467724496"/><text:change text:change-id="ct93914467767296"/><text:change text:change-id="ct93914467766992"/><text:change text:change-id="ct93914467766688"/><text:change text:change-id="ct93914467766384"/><text:change text:change-id="ct93914467766080"/><text:change text:change-id="ct93914467765776"/><text:change text:change-id="ct93914467765472"/><text:change text:change-id="ct93914467765168"/><text:change text:change-id="ct93914467764864"/><text:change text:change-id="ct93914467764560"/><text:change text:change-id="ct93914467764256"/><text:change text:change-id="ct93914467763952"/><text:change text:change-id="ct93914467763648"/><text:change text:change-id="ct93914467779360"/><text:change text:change-id="ct93914467779056"/><text:change text:change-id="ct93914467778752"/><text:change text:change-id="ct93914467778448"/><text:change text:change-id="ct93914467778144"/><text:change text:change-id="ct93914467777840"/><text:change text:change-id="ct93914467777536"/><text:change text:change-id="ct93914467777232"/><text:change text:change-id="ct93914467776928"/><text:change text:change-id="ct93914467776624"/><text:change text:change-id="ct93914467776320"/><text:change text:change-id="ct93914467776016"/><text:change text:change-id="ct93914467775712"/><text:change text:change-id="ct93914467782304"/><text:change text:change-id="ct93914467782000"/><text:change text:change-id="ct93914467781696"/><text:change text:change-id="ct93914467781392"/><text:change text:change-id="ct93914467781088"/><text:change text:change-id="ct93914467780864"/><text:change text:change-id="ct93914467780560"/><text:change text:change-id="ct93914467780256"/><text:change text:change-id="ct93914467780032"/><text:change text:change-id="ct93914467786288"/><text:change text:change-id="ct93914467775264"/><text:change text:change-id="ct9391446775652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10T13:15:35.215016534</dc:date>
    <meta:editing-duration>PT14H10M6S</meta:editing-duration>
    <meta:editing-cycles>170</meta:editing-cycles>
    <meta:generator>LibreOffice/6.0.7.3$Linux_X86_64 LibreOffice_project/00m0$Build-3</meta:generator>
    <meta:document-statistic meta:table-count="0" meta:image-count="1" meta:object-count="0" meta:page-count="6" meta:paragraph-count="51" meta:word-count="2549" meta:character-count="15615" meta:non-whitespace-character-count="13090"/>
  </office:meta>
</office:document-meta>
</file>